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afa78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afa78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II</text:span></text:p>
      <text:p text:style-name="P2"><text:span text:style-name="T4">«Почему она его знает и что ей от него нужно?! Он лучший хирург мира, а она лишь преподаватель в университете!» – негодовал Павел, прохаживаясь по комнате. </text:span></text:p>
      <text:p text:style-name="P2"><text:span text:style-name="T4">–Эдуард, подай кофе, пожалуйста, – попросил Павел у человека в костюме, стоящего у двери. </text:span></text:p>
      <text:p text:style-name="P2"><text:span text:style-name="T4">–Хорошо, Павел Даниилович, – ответил тот и через 15 минут принес поднос с кофе и круасанами. Павел взял чашку и, сделав пару глотков, устремил взгляд в ноутбук. «Что же я не знаю о тебе» – тихо <text:s/>проговорил он. «Ага, вот оно. 14 лет назад. Экспедиция в Арктику. Так-так. Там пропала группа ученых. Он входил в поисковую группу, а вот, похоже, и ее брат рядом с ним. Теперь все ясно. Так, теперь посмотрим, кто ты такой, Дмитрий. Оу, альпинист. В последней экспедиции оборвалась веревка. Находится в коме в тяжелом состоянии, необходима срочная операция». Павел просидел за ноутбуком около часа, копаясь в информации. Неожиданно он встал и, резко поставив чашку на стол, произнес: «Нет! Этому не бывать!» После этого, он спустился вниз и, надев пальто, вышел из дома, громко хлопнув дверью. Через пару часов он стоял у ресепшена в огромном отеле и что-то обсуждал с портье на французском. Договорив, Павел направился к лифту, поднялся на 14 этаж, прошелся по пустому коридору практически до конца и, дойдя до номера 1454, <text:s/>постучал. Дверь открыл высокий человек. </text:span></text:p>
      <text:p text:style-name="P2"><text:span text:style-name="T4">–Ну здравствуй, отец! – произнес Павел, снимая шляпу.</text:span></text:p>
      <text:p text:style-name="P2"><text:span text:style-name="T4">–Павел? – удивленно спросил Алехин, – ну что ж, проходи.</text:span></text:p>
      <text:p text:style-name="P2"><text:soft-page-break/><text:span text:style-name="T4">Павел неторопливо сделал шаг в комнату и захлопнул дверь. Повесив пальто и шляпу, он расположился в уютном кресле за небольшим столиком, а его отец сел напротив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20:23.644000000</meta:creation-date>
    <dc:date>2022-05-15T19:20:47.200000000</dc:date>
    <meta:editing-duration>PT23S</meta:editing-duration>
    <meta:editing-cycles>1</meta:editing-cycles>
    <meta:document-statistic meta:table-count="0" meta:image-count="0" meta:object-count="0" meta:page-count="2" meta:paragraph-count="7" meta:word-count="250" meta:character-count="1581" meta:non-whitespace-character-count="1325"/>
    <meta:generator>LibreOffice/7.2.2.2$Windows_X86_64 LibreOffice_project/02b2acce88a210515b4a5bb2e46cbfb63fe97d56</meta:generator>
  </office:meta>
</office:document-meta>
</file>